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 = 500 ms 0,0049 V " table:style-name="ta1">
        <table:shapes>
          <draw:frame draw:z-index="0" draw:style-name="gr1" draw:text-style-name="P1" svg:width="245.6mm" svg:height="150.61mm" svg:x="51.76mm" svg:y="2.12mm">
            <draw:object draw:notify-on-update-of-ranges="'Te = 500 ms 0,0049 V '.A2:'Te = 500 ms 0,0049 V '.A101 'Te = 500 ms 0,0049 V '.B1:'Te = 500 ms 0,0049 V '.B1 'Te = 500 ms 0,0049 V '.B2:'Te = 500 ms 0,0049 V '.B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,52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89" calcext:value-type="float">
            <text:p>2,89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25" calcext:value-type="float">
            <text:p>3,25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.6" calcext:value-type="float">
            <text:p>3,6</text:p>
          </table:table-cell>
          <table:table-cell table:number-columns-repeated="10"/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e = 500 ms</text:p>
          </table:table-cell>
          <table:table-cell/>
          <table:table-cell office:value-type="string" calcext:value-type="string">
            <text:p>Pas = 0,004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/>
          <table:table-cell table:style-name="ce2" office:value-type="string" calcext:value-type="string">
            <text:p>ms</text:p>
          </table:table-cell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f mesurée graphe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/>
        </table:table-row>
      </table:table>
      <table:table table:name="Te = 200 ms 0,00489 V" table:style-name="ta1">
        <table:shapes>
          <draw:frame draw:z-index="0" draw:style-name="gr1" draw:text-style-name="P1" svg:width="257.01mm" svg:height="144.56mm" svg:x="58.55mm" svg:y="7.11mm">
            <draw:object draw:notify-on-update-of-ranges="'Te = 200 ms 0,00489 V'.A2:'Te = 200 ms 0,00489 V'.A200 'Te = 200 ms 0,00489 V'.B1:'Te = 200 ms 0,00489 V'.B1 'Te = 200 ms 0,00489 V'.B2:'Te = 200 ms 0,00489 V'.B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2" calcext:value-type="float">
            <text:p>2,02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19" calcext:value-type="float">
            <text:p>2,19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5" calcext:value-type="float">
            <text:p>2,35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52" calcext:value-type="float">
            <text:p>2,52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69" calcext:value-type="float">
            <text:p>2,69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.02" calcext:value-type="float">
            <text:p>3,02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.18" calcext:value-type="float">
            <text:p>3,18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.34" calcext:value-type="float">
            <text:p>3,34</text:p>
          </table:table-cell>
          <table:table-cell table:number-columns-repeated="10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e = 20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/>
          <table:table-cell table:style-name="ce2" office:value-type="string" calcext:value-type="string">
            <text:p>ms</text:p>
          </table:table-cell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f mesurée graphe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/>
        </table:table-row>
      </table:table>
      <table:table table:name="Te =50 ms 0,00489 V" table:style-name="ta1">
        <table:shapes>
          <draw:frame draw:z-index="0" draw:style-name="gr1" draw:text-style-name="P1" svg:width="249.43mm" svg:height="140.3mm" svg:x="61.86mm" svg:y="6.05mm">
            <draw:object draw:notify-on-update-of-ranges="'Te =50 ms 0,00489 V'.A2:'Te =50 ms 0,00489 V'.A41 'Te =50 ms 0,00489 V'.B1:'Te =50 ms 0,00489 V'.B1 'Te =50 ms 0,00489 V'.B2:'Te =50 ms 0,00489 V'.B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63" calcext:value-type="float">
            <text:p>4,6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,62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55" calcext:value-type="float">
            <text:p>4,5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,7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47" calcext:value-type="float">
            <text:p>4,47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8" calcext:value-type="float">
            <text:p>0,7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38" calcext:value-type="float">
            <text:p>4,38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8" calcext:value-type="float">
            <text:p>0,88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29" calcext:value-type="float">
            <text:p>4,29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8" calcext:value-type="float">
            <text:p>0,98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19" calcext:value-type="float">
            <text:p>4,19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7" calcext:value-type="float">
            <text:p>1,07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09" calcext:value-type="float">
            <text:p>4,09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8" calcext:value-type="float">
            <text:p>1,18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98" calcext:value-type="float">
            <text:p>3,98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29" calcext:value-type="float">
            <text:p>1,29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88" calcext:value-type="float">
            <text:p>3,88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" calcext:value-type="float">
            <text:p>1,4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76" calcext:value-type="float">
            <text:p>3,76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2" calcext:value-type="float">
            <text:p>1,52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65" calcext:value-type="float">
            <text:p>3,65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64" calcext:value-type="float">
            <text:p>1,64</text:p>
          </table:table-cell>
          <table:table-cell table:number-columns-repeated="1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.53" calcext:value-type="float">
            <text:p>3,53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76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.4" calcext:value-type="float">
            <text:p>3,4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9" calcext:value-type="float">
            <text:p>1,9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.27" calcext:value-type="float">
            <text:p>3,27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.02" calcext:value-type="float">
            <text:p>2,02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.15" calcext:value-type="float">
            <text:p>3,15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.15" calcext:value-type="float">
            <text:p>2,15</text:p>
          </table:table-cell>
          <table:table-cell table:number-columns-repeated="1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.02" calcext:value-type="float">
            <text:p>3,02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28" calcext:value-type="float">
            <text:p>2,28</text:p>
          </table:table-cell>
          <table:table-cell table:number-columns-repeated="1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.89" calcext:value-type="float">
            <text:p>2,89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.41" calcext:value-type="float">
            <text:p>2,41</text:p>
          </table:table-cell>
          <table:table-cell table:number-columns-repeated="3"/>
          <table:table-cell office:value-type="string" calcext:value-type="string">
            <text:p>Te = 5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.75" calcext:value-type="float">
            <text:p>2,7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/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54" calcext:value-type="float">
            <text:p>2,54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.62" calcext:value-type="float">
            <text:p>2,62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.68" calcext:value-type="float">
            <text:p>2,68</text:p>
          </table:table-cell>
          <table:table-cell table:number-columns-repeated="1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.48" calcext:value-type="float">
            <text:p>2,48</text:p>
          </table:table-cell>
          <table:table-cell table:number-columns-repeated="8"/>
          <table:table-cell table:style-name="ce1"/>
          <table:table-cell/>
        </table:table-row>
      </table:table>
      <table:table table:name="Te = 20 ms 0,00489 V" table:style-name="ta1">
        <table:shapes>
          <draw:frame draw:z-index="0" draw:style-name="gr1" draw:text-style-name="P1" svg:width="257.01mm" svg:height="144.56mm" svg:x="58.55mm" svg:y="7.11mm">
            <draw:object draw:notify-on-update-of-ranges="'Te = 20 ms 0,00489 V'.A2:'Te = 20 ms 0,00489 V'.A200 'Te = 20 ms 0,00489 V'.B1:'Te = 20 ms 0,00489 V'.B1 'Te = 20 ms 0,00489 V'.B2:'Te = 20 ms 0,00489 V'.B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3" calcext:value-type="float">
            <text:p>1,7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11" calcext:value-type="float">
            <text:p>2,1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72" calcext:value-type="float">
            <text:p>4,7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35" calcext:value-type="float">
            <text:p>4,3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52" calcext:value-type="float">
            <text:p>1,52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3" calcext:value-type="float">
            <text:p>0,23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33" calcext:value-type="float">
            <text:p>2,33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83" calcext:value-type="float">
            <text:p>4,83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17" calcext:value-type="float">
            <text:p>4,17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32" calcext:value-type="float">
            <text:p>1,32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7" calcext:value-type="float">
            <text:p>0,27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56" calcext:value-type="float">
            <text:p>2,56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91" calcext:value-type="float">
            <text:p>4,91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99" calcext:value-type="float">
            <text:p>3,99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13" calcext:value-type="float">
            <text:p>1,13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4" calcext:value-type="float">
            <text:p>0,34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79" calcext:value-type="float">
            <text:p>2,79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97" calcext:value-type="float">
            <text:p>4,97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8" calcext:value-type="float">
            <text:p>3,8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5" calcext:value-type="float">
            <text:p>0,95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4" calcext:value-type="float">
            <text:p>0,44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01" calcext:value-type="float">
            <text:p>3,01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6" calcext:value-type="float">
            <text:p>3,6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9" calcext:value-type="float">
            <text:p>0,79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55" calcext:value-type="float">
            <text:p>0,55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24" calcext:value-type="float">
            <text:p>3,24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39" calcext:value-type="float">
            <text:p>3,39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4" calcext:value-type="float">
            <text:p>0,64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8" calcext:value-type="float">
            <text:p>0,68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45" calcext:value-type="float">
            <text:p>3,45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e = 2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17" calcext:value-type="float">
            <text:p>3,17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/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51" calcext:value-type="float">
            <text:p>0,51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83" calcext:value-type="float">
            <text:p>0,83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66" calcext:value-type="float">
            <text:p>3,66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1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95" calcext:value-type="float">
            <text:p>2,95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86" calcext:value-type="float">
            <text:p>3,86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95" calcext:value-type="float">
            <text:p>4,95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32" calcext:value-type="float">
            <text:p>0,32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18" calcext:value-type="float">
            <text:p>1,18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04" calcext:value-type="float">
            <text:p>4,04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89" calcext:value-type="float">
            <text:p>4,89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5" calcext:value-type="float">
            <text:p>2,5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.37" calcext:value-type="float">
            <text:p>1,37</text:p>
          </table:table-cell>
          <table:table-cell table:number-columns-repeated="1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.22" calcext:value-type="float">
            <text:p>4,22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8" calcext:value-type="float">
            <text:p>4,8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27" calcext:value-type="float">
            <text:p>2,27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.57" calcext:value-type="float">
            <text:p>1,57</text:p>
          </table:table-cell>
          <table:table-cell table:number-columns-repeated="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.39" calcext:value-type="float">
            <text:p>4,39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69" calcext:value-type="float">
            <text:p>4,69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05" calcext:value-type="float">
            <text:p>2,05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.78" calcext:value-type="float">
            <text:p>1,78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.53" calcext:value-type="float">
            <text:p>4,53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57" calcext:value-type="float">
            <text:p>4,57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83" calcext:value-type="float">
            <text:p>1,83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.66" calcext:value-type="float">
            <text:p>4,66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.41" calcext:value-type="float">
            <text:p>4,41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62" calcext:value-type="float">
            <text:p>1,62</text:p>
          </table:table-cell>
          <table:table-cell table:number-columns-repeated="10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21" calcext:value-type="float">
            <text:p>0,21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.22" calcext:value-type="float">
            <text:p>2,22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.78" calcext:value-type="float">
            <text:p>4,78</text:p>
          </table:table-cell>
          <table:table-cell table:number-columns-repeated="10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.25" calcext:value-type="float">
            <text:p>4,25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42" calcext:value-type="float">
            <text:p>1,42</text:p>
          </table:table-cell>
          <table:table-cell table:number-columns-repeated="1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.45" calcext:value-type="float">
            <text:p>2,45</text:p>
          </table:table-cell>
          <table:table-cell table:number-columns-repeated="10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.88" calcext:value-type="float">
            <text:p>4,88</text:p>
          </table:table-cell>
          <table:table-cell table:number-columns-repeated="1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.08" calcext:value-type="float">
            <text:p>4,08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22" calcext:value-type="float">
            <text:p>1,22</text:p>
          </table:table-cell>
          <table:table-cell table:number-columns-repeated="1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.68" calcext:value-type="float">
            <text:p>2,68</text:p>
          </table:table-cell>
          <table:table-cell table:number-columns-repeated="1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.95" calcext:value-type="float">
            <text:p>4,95</text:p>
          </table:table-cell>
          <table:table-cell table:number-columns-repeated="1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.89" calcext:value-type="float">
            <text:p>3,89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.03" calcext:value-type="float">
            <text:p>1,03</text:p>
          </table:table-cell>
          <table:table-cell table:number-columns-repeated="1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38" calcext:value-type="float">
            <text:p>0,38</text:p>
          </table:table-cell>
          <table:table-cell table:number-columns-repeated="1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.91" calcext:value-type="float">
            <text:p>2,91</text:p>
          </table:table-cell>
          <table:table-cell table:number-columns-repeated="1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.7" calcext:value-type="float">
            <text:p>3,7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87" calcext:value-type="float">
            <text:p>0,87</text:p>
          </table:table-cell>
          <table:table-cell table:number-columns-repeated="1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49" calcext:value-type="float">
            <text:p>0,49</text:p>
          </table:table-cell>
          <table:table-cell table:number-columns-repeated="1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.13" calcext:value-type="float">
            <text:p>3,13</text:p>
          </table:table-cell>
          <table:table-cell table:number-columns-repeated="1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.49" calcext:value-type="float">
            <text:p>3,49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71" calcext:value-type="float">
            <text:p>0,71</text:p>
          </table:table-cell>
          <table:table-cell table:number-columns-repeated="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61" calcext:value-type="float">
            <text:p>0,61</text:p>
          </table:table-cell>
          <table:table-cell table:number-columns-repeated="1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.35" calcext:value-type="float">
            <text:p>3,35</text:p>
          </table:table-cell>
          <table:table-cell table:number-columns-repeated="1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.27" calcext:value-type="float">
            <text:p>3,27</text:p>
          </table:table-cell>
          <table:table-cell table:number-columns-repeated="10"/>
        </table:table-row>
      </table:table>
      <table:table table:name="Te = 10 ms 0,00489 V" table:style-name="ta1">
        <table:shapes>
          <draw:frame draw:z-index="0" draw:style-name="gr1" draw:text-style-name="P1" svg:width="259.91mm" svg:height="145.83mm" svg:x="50.94mm" svg:y="0.79mm">
            <draw:object draw:notify-on-update-of-ranges="'Te = 10 ms 0,00489 V'.A2:'Te = 10 ms 0,00489 V'.A201 'Te = 10 ms 0,00489 V'.B1:'Te = 10 ms 0,00489 V'.B1 'Te = 10 ms 0,00489 V'.B2:'Te = 10 ms 0,00489 V'.B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" calcext:value-type="float">
            <text:p>1,2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5" calcext:value-type="float">
            <text:p>2,7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16" calcext:value-type="float">
            <text:p>4,16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8" calcext:value-type="float">
            <text:p>4,9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2" calcext:value-type="float">
            <text:p>4,8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78" calcext:value-type="float">
            <text:p>3,7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29" calcext:value-type="float">
            <text:p>2,2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" calcext:value-type="float">
            <text:p>0,9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62" calcext:value-type="float">
            <text:p>1,62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14" calcext:value-type="float">
            <text:p>3,14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44" calcext:value-type="float">
            <text:p>4,44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63" calcext:value-type="float">
            <text:p>4,63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43" calcext:value-type="float">
            <text:p>3,43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91" calcext:value-type="float">
            <text:p>1,9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" calcext:value-type="float">
            <text:p>0,65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,7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98" calcext:value-type="float">
            <text:p>1,98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68" calcext:value-type="float">
            <text:p>4,68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39" calcext:value-type="float">
            <text:p>4,39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06" calcext:value-type="float">
            <text:p>3,06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55" calcext:value-type="float">
            <text:p>1,55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3" calcext:value-type="float">
            <text:p>0,43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3" calcext:value-type="float">
            <text:p>0,23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7" calcext:value-type="float">
            <text:p>0,97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37" calcext:value-type="float">
            <text:p>2,37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85" calcext:value-type="float">
            <text:p>3,85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86" calcext:value-type="float">
            <text:p>4,86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95" calcext:value-type="float">
            <text:p>4,95</text:p>
          </table:table-cell>
          <table:table-cell table:number-columns-repeated="3"/>
          <table:table-cell office:value-type="string" calcext:value-type="string">
            <text:p>Te = 1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1" calcext:value-type="float">
            <text:p>4,1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68" calcext:value-type="float">
            <text:p>2,68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0.5263157894737" calcext:value-type="float">
            <text:p>10,526315789473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22" calcext:value-type="float">
            <text:p>1,22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9" calcext:value-type="float">
            <text:p>0,29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1" calcext:value-type="float">
            <text:p>0,31</text:p>
          </table:table-cell>
          <table:table-cell table:number-columns-repeated="8"/>
          <table:table-cell table:style-name="ce1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28" calcext:value-type="float">
            <text:p>1,28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75" calcext:value-type="float">
            <text:p>2,75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17" calcext:value-type="float">
            <text:p>4,17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97" calcext:value-type="float">
            <text:p>4,97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82" calcext:value-type="float">
            <text:p>4,82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78" calcext:value-type="float">
            <text:p>3,78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28" calcext:value-type="float">
            <text:p>2,28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1" calcext:value-type="float">
            <text:p>0,91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48" calcext:value-type="float">
            <text:p>0,48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63" calcext:value-type="float">
            <text:p>1,63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14" calcext:value-type="float">
            <text:p>3,14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44" calcext:value-type="float">
            <text:p>4,44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63" calcext:value-type="float">
            <text:p>4,63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43" calcext:value-type="float">
            <text:p>3,43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91" calcext:value-type="float">
            <text:p>1,91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4" calcext:value-type="float">
            <text:p>0,64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7" calcext:value-type="float">
            <text:p>0,7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99" calcext:value-type="float">
            <text:p>1,99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51" calcext:value-type="float">
            <text:p>3,51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68" calcext:value-type="float">
            <text:p>4,68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38" calcext:value-type="float">
            <text:p>4,38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05" calcext:value-type="float">
            <text:p>3,05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54" calcext:value-type="float">
            <text:p>1,54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43" calcext:value-type="float">
            <text:p>0,43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23" calcext:value-type="float">
            <text:p>0,23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8" calcext:value-type="float">
            <text:p>0,98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8" calcext:value-type="float">
            <text:p>2,38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86" calcext:value-type="float">
            <text:p>3,86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86" calcext:value-type="float">
            <text:p>4,86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95" calcext:value-type="float">
            <text:p>4,95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09" calcext:value-type="float">
            <text:p>4,09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66" calcext:value-type="float">
            <text:p>2,66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2" calcext:value-type="float">
            <text:p>1,2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29" calcext:value-type="float">
            <text:p>0,29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32" calcext:value-type="float">
            <text:p>0,32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29" calcext:value-type="float">
            <text:p>1,29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77" calcext:value-type="float">
            <text:p>2,77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17" calcext:value-type="float">
            <text:p>4,17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98" calcext:value-type="float">
            <text:p>4,98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82" calcext:value-type="float">
            <text:p>4,82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76" calcext:value-type="float">
            <text:p>3,76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27" calcext:value-type="float">
            <text:p>2,27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9" calcext:value-type="float">
            <text:p>0,9</text:p>
          </table:table-cell>
          <table:table-cell table:number-columns-repeated="1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48" calcext:value-type="float">
            <text:p>0,48</text:p>
          </table:table-cell>
          <table:table-cell table:number-columns-repeated="1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64" calcext:value-type="float">
            <text:p>1,64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16" calcext:value-type="float">
            <text:p>3,16</text:p>
          </table:table-cell>
          <table:table-cell table:number-columns-repeated="1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46" calcext:value-type="float">
            <text:p>4,46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62" calcext:value-type="float">
            <text:p>4,62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41" calcext:value-type="float">
            <text:p>3,41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89" calcext:value-type="float">
            <text:p>1,89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3" calcext:value-type="float">
            <text:p>0,63</text:p>
          </table:table-cell>
          <table:table-cell table:number-columns-repeated="1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71" calcext:value-type="float">
            <text:p>0,71</text:p>
          </table:table-cell>
          <table:table-cell table:number-columns-repeated="1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52" calcext:value-type="float">
            <text:p>3,52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.68" calcext:value-type="float">
            <text:p>4,68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.37" calcext:value-type="float">
            <text:p>4,37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.03" calcext:value-type="float">
            <text:p>3,03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.53" calcext:value-type="float">
            <text:p>1,53</text:p>
          </table:table-cell>
          <table:table-cell table:number-columns-repeated="1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43" calcext:value-type="float">
            <text:p>0,43</text:p>
          </table:table-cell>
          <table:table-cell table:number-columns-repeated="1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23" calcext:value-type="float">
            <text:p>0,23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99" calcext:value-type="float">
            <text:p>0,99</text:p>
          </table:table-cell>
          <table:table-cell table:number-columns-repeated="10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.39" calcext:value-type="float">
            <text:p>2,39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87" calcext:value-type="float">
            <text:p>3,87</text:p>
          </table:table-cell>
          <table:table-cell table:number-columns-repeated="1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.87" calcext:value-type="float">
            <text:p>4,87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.95" calcext:value-type="float">
            <text:p>4,95</text:p>
          </table:table-cell>
          <table:table-cell table:number-columns-repeated="1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.08" calcext:value-type="float">
            <text:p>4,08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.64" calcext:value-type="float">
            <text:p>2,64</text:p>
          </table:table-cell>
          <table:table-cell table:number-columns-repeated="1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.19" calcext:value-type="float">
            <text:p>1,19</text:p>
          </table:table-cell>
          <table:table-cell table:number-columns-repeated="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28" calcext:value-type="float">
            <text:p>0,28</text:p>
          </table:table-cell>
          <table:table-cell table:number-columns-repeated="1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32" calcext:value-type="float">
            <text:p>0,32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.3" calcext:value-type="float">
            <text:p>1,3</text:p>
          </table:table-cell>
          <table:table-cell table:number-columns-repeated="1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.78" calcext:value-type="float">
            <text:p>2,78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19" calcext:value-type="float">
            <text:p>4,19</text:p>
          </table:table-cell>
          <table:table-cell table:number-columns-repeated="1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.98" calcext:value-type="float">
            <text:p>4,98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.81" calcext:value-type="float">
            <text:p>4,81</text:p>
          </table:table-cell>
          <table:table-cell table:number-columns-repeated="10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.75" calcext:value-type="float">
            <text:p>3,75</text:p>
          </table:table-cell>
          <table:table-cell table:number-columns-repeated="1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26" calcext:value-type="float">
            <text:p>2,26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89" calcext:value-type="float">
            <text:p>0,89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49" calcext:value-type="float">
            <text:p>0,49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.65" calcext:value-type="float">
            <text:p>1,65</text:p>
          </table:table-cell>
          <table:table-cell table:number-columns-repeated="1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.17" calcext:value-type="float">
            <text:p>3,17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46" calcext:value-type="float">
            <text:p>4,46</text:p>
          </table:table-cell>
          <table:table-cell table:number-columns-repeated="1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.61" calcext:value-type="float">
            <text:p>4,61</text:p>
          </table:table-cell>
          <table:table-cell table:number-columns-repeated="10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.4" calcext:value-type="float">
            <text:p>3,4</text:p>
          </table:table-cell>
          <table:table-cell table:number-columns-repeated="1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.88" calcext:value-type="float">
            <text:p>1,88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63" calcext:value-type="float">
            <text:p>0,63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72" calcext:value-type="float">
            <text:p>0,72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.01" calcext:value-type="float">
            <text:p>2,01</text:p>
          </table:table-cell>
          <table:table-cell table:number-columns-repeated="10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.53" calcext:value-type="float">
            <text:p>3,53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69" calcext:value-type="float">
            <text:p>4,69</text:p>
          </table:table-cell>
          <table:table-cell table:number-columns-repeated="10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.36" calcext:value-type="float">
            <text:p>4,36</text:p>
          </table:table-cell>
          <table:table-cell table:number-columns-repeated="10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.02" calcext:value-type="float">
            <text:p>3,02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52" calcext:value-type="float">
            <text:p>1,52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42" calcext:value-type="float">
            <text:p>0,42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24" calcext:value-type="float">
            <text:p>0,24</text:p>
          </table:table-cell>
          <table:table-cell table:number-columns-repeated="10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99" calcext:value-type="float">
            <text:p>0,99</text:p>
          </table:table-cell>
          <table:table-cell table:number-columns-repeated="10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.4" calcext:value-type="float">
            <text:p>2,4</text:p>
          </table:table-cell>
          <table:table-cell table:number-columns-repeated="10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.88" calcext:value-type="float">
            <text:p>3,88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87" calcext:value-type="float">
            <text:p>4,87</text:p>
          </table:table-cell>
          <table:table-cell table:number-columns-repeated="1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.95" calcext:value-type="float">
            <text:p>4,95</text:p>
          </table:table-cell>
          <table:table-cell table:number-columns-repeated="1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.07" calcext:value-type="float">
            <text:p>4,07</text:p>
          </table:table-cell>
          <table:table-cell table:number-columns-repeated="10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.64" calcext:value-type="float">
            <text:p>2,64</text:p>
          </table:table-cell>
          <table:table-cell table:number-columns-repeated="1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.18" calcext:value-type="float">
            <text:p>1,18</text:p>
          </table:table-cell>
          <table:table-cell table:number-columns-repeated="1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28" calcext:value-type="float">
            <text:p>0,28</text:p>
          </table:table-cell>
          <table:table-cell table:number-columns-repeated="10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32" calcext:value-type="float">
            <text:p>0,32</text:p>
          </table:table-cell>
          <table:table-cell table:number-columns-repeated="1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.31" calcext:value-type="float">
            <text:p>1,31</text:p>
          </table:table-cell>
          <table:table-cell table:number-columns-repeated="1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.79" calcext:value-type="float">
            <text:p>2,79</text:p>
          </table:table-cell>
          <table:table-cell table:number-columns-repeated="1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.19" calcext:value-type="float">
            <text:p>4,19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.98" calcext:value-type="float">
            <text:p>4,98</text:p>
          </table:table-cell>
          <table:table-cell table:number-columns-repeated="1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.81" calcext:value-type="float">
            <text:p>4,81</text:p>
          </table:table-cell>
          <table:table-cell table:number-columns-repeated="1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.75" calcext:value-type="float">
            <text:p>3,75</text:p>
          </table:table-cell>
          <table:table-cell table:number-columns-repeated="1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.25" calcext:value-type="float">
            <text:p>2,25</text:p>
          </table:table-cell>
          <table:table-cell table:number-columns-repeated="1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88" calcext:value-type="float">
            <text:p>0,88</text:p>
          </table:table-cell>
          <table:table-cell table:number-columns-repeated="1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21" calcext:value-type="float">
            <text:p>0,21</text:p>
          </table:table-cell>
          <table:table-cell table:number-columns-repeated="1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49" calcext:value-type="float">
            <text:p>0,49</text:p>
          </table:table-cell>
          <table:table-cell table:number-columns-repeated="10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.66" calcext:value-type="float">
            <text:p>1,66</text:p>
          </table:table-cell>
          <table:table-cell table:number-columns-repeated="1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.18" calcext:value-type="float">
            <text:p>3,18</text:p>
          </table:table-cell>
          <table:table-cell table:number-columns-repeated="1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.47" calcext:value-type="float">
            <text:p>4,47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.61" calcext:value-type="float">
            <text:p>4,61</text:p>
          </table:table-cell>
          <table:table-cell table:number-columns-repeated="1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.39" calcext:value-type="float">
            <text:p>3,39</text:p>
          </table:table-cell>
          <table:table-cell table:number-columns-repeated="10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.87" calcext:value-type="float">
            <text:p>1,87</text:p>
          </table:table-cell>
          <table:table-cell table:number-columns-repeated="1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62" calcext:value-type="float">
            <text:p>0,62</text:p>
          </table:table-cell>
          <table:table-cell table:number-columns-repeated="1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72" calcext:value-type="float">
            <text:p>0,72</text:p>
          </table:table-cell>
          <table:table-cell table:number-columns-repeated="10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.02" calcext:value-type="float">
            <text:p>2,02</text:p>
          </table:table-cell>
          <table:table-cell table:number-columns-repeated="1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.54" calcext:value-type="float">
            <text:p>3,54</text:p>
          </table:table-cell>
          <table:table-cell table:number-columns-repeated="1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.7" calcext:value-type="float">
            <text:p>4,7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.35" calcext:value-type="float">
            <text:p>4,35</text:p>
          </table:table-cell>
          <table:table-cell table:number-columns-repeated="1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.01" calcext:value-type="float">
            <text:p>3,01</text:p>
          </table:table-cell>
          <table:table-cell table:number-columns-repeated="1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.5" calcext:value-type="float">
            <text:p>1,5</text:p>
          </table:table-cell>
          <table:table-cell table:number-columns-repeated="1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41" calcext:value-type="float">
            <text:p>0,41</text:p>
          </table:table-cell>
          <table:table-cell table:number-columns-repeated="1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23" calcext:value-type="float">
            <text:p>0,23</text:p>
          </table:table-cell>
          <table:table-cell table:number-columns-repeated="1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.41" calcext:value-type="float">
            <text:p>2,41</text:p>
          </table:table-cell>
          <table:table-cell table:number-columns-repeated="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.89" calcext:value-type="float">
            <text:p>3,89</text:p>
          </table:table-cell>
          <table:table-cell table:number-columns-repeated="1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.88" calcext:value-type="float">
            <text:p>4,88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.94" calcext:value-type="float">
            <text:p>4,94</text:p>
          </table:table-cell>
          <table:table-cell table:number-columns-repeated="1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.06" calcext:value-type="float">
            <text:p>4,06</text:p>
          </table:table-cell>
          <table:table-cell table:number-columns-repeated="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.63" calcext:value-type="float">
            <text:p>2,63</text:p>
          </table:table-cell>
          <table:table-cell table:number-columns-repeated="1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.17" calcext:value-type="float">
            <text:p>1,17</text:p>
          </table:table-cell>
          <table:table-cell table:number-columns-repeated="1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28" calcext:value-type="float">
            <text:p>0,28</text:p>
          </table:table-cell>
          <table:table-cell table:number-columns-repeated="1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33" calcext:value-type="float">
            <text:p>0,33</text:p>
          </table:table-cell>
          <table:table-cell table:number-columns-repeated="1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.31" calcext:value-type="float">
            <text:p>1,31</text:p>
          </table:table-cell>
          <table:table-cell table:number-columns-repeated="1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.8" calcext:value-type="float">
            <text:p>2,8</text:p>
          </table:table-cell>
          <table:table-cell table:number-columns-repeated="1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.2" calcext:value-type="float">
            <text:p>4,2</text:p>
          </table:table-cell>
          <table:table-cell table:number-columns-repeated="1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.98" calcext:value-type="float">
            <text:p>4,98</text:p>
          </table:table-cell>
          <table:table-cell table:number-columns-repeated="10"/>
        </table:table-row>
      </table:table>
      <table:table table:name="Te = 200 ms 1 V" table:style-name="ta1">
        <table:shapes>
          <draw:frame draw:z-index="0" draw:style-name="gr1" draw:text-style-name="P1" svg:width="257.01mm" svg:height="144.56mm" svg:x="58.55mm" svg:y="7.11mm">
            <draw:object draw:notify-on-update-of-ranges="'Te = 200 ms 1 V'.A2:'Te = 200 ms 1 V'.A200 'Te = 200 ms 1 V'.B1:'Te = 200 ms 1 V'.B1 'Te = 200 ms 1 V'.B2:'Te = 200 ms 1 V'.B2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e = 20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/>
          <table:table-cell table:style-name="ce2" office:value-type="string" calcext:value-type="string">
            <text:p>ms</text:p>
          </table:table-cell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f mesurée graphe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/>
        </table:table-row>
      </table:table>
      <table:table table:name="Te = 50 ms 1 V" table:style-name="ta1">
        <table:shapes>
          <draw:frame draw:z-index="0" draw:style-name="gr1" draw:text-style-name="P1" svg:width="268.33mm" svg:height="150.93mm" svg:x="46.16mm" svg:y="1mm">
            <draw:object draw:notify-on-update-of-ranges="'Te = 50 ms 1 V'.A2:'Te = 50 ms 1 V'.A41 'Te = 50 ms 1 V'.B1:'Te = 50 ms 1 V'.B1 'Te = 50 ms 1 V'.B2:'Te = 50 ms 1 V'.B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 = 50 ms</text:p>
          </table:table-cell>
          <table:table-cell/>
          <table:table-cell office:value-type="string" calcext:value-type="string">
            <text:p>Pas = 1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/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"/>
          <table:table-cell/>
        </table:table-row>
      </table:table>
      <table:table table:name="Te = 20 ms 1 V" table:style-name="ta1">
        <table:shapes>
          <draw:frame draw:z-index="0" draw:style-name="gr1" draw:text-style-name="P1" svg:width="245.6mm" svg:height="150.61mm" svg:x="51.76mm" svg:y="2.12mm">
            <draw:object draw:notify-on-update-of-ranges="'Te = 20 ms 1 V'.A2:'Te = 20 ms 1 V'.A101 'Te = 20 ms 1 V'.B1:'Te = 20 ms 1 V'.B1 'Te = 20 ms 1 V'.B2:'Te = 20 ms 1 V'.B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e = 20 ms</text:p>
          </table:table-cell>
          <table:table-cell/>
          <table:table-cell office:value-type="string" calcext:value-type="string">
            <text:p>Pas = 1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/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/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1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19:38:07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41:15.551000000</meta:creation-date>
    <dc:date>2018-06-04T19:43:39.865000000</dc:date>
    <meta:editing-duration>PT1H57M51S</meta:editing-duration>
    <meta:editing-cycles>27</meta:editing-cycles>
    <meta:generator>LibreOffice/6.0.0.3$Windows_X86_64 LibreOffice_project/64a0f66915f38c6217de274f0aa8e15618924765</meta:generator>
    <meta:document-statistic meta:table-count="8" meta:cell-count="109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scatter" chart:style-name="ch1">
        <chart:legend chart:legend-position="end" svg:x="23.564cm" svg:y="6.929cm" style:legend-expansion="high" chart:style-name="ch2"/>
        <chart:plot-area chart:style-name="ch3" table:cell-range-address="'Te = 20 ms 0,00489 V'.A2:'Te = 20 ms 0,00489 V'.B200 'Te = 20 ms 0,00489 V'.B1:'Te = 20 ms 0,00489 V'.B1" chart:data-source-has-labels="row" svg:x="0.514cm" svg:y="0.289cm" svg:width="22.536cm" svg:height="12.898cm">
          <chartooo:coordinate-region svg:x="0.95cm" svg:y="0.489cm" svg:width="21.728cm" svg:height="12.051cm"/>
          <chart:axis chart:dimension="x" chart:name="primary-x" chart:style-name="ch4">
            <chart:title svg:x="11.328cm" svg:y="13.476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20 ms 0,00489 V'.B2:'Te = 20 ms 0,00489 V'.B200" chart:label-cell-address="'Te = 20 ms 0,00489 V'.B1:'Te = 20 ms 0,00489 V'.B1" chart:class="chart:scatter">
            <chart:domain table:cell-range-address="'Te = 20 ms 0,00489 V'.A2:'Te = 20 ms 0,00489 V'.A200"/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20 ms 0,00489 V'.B1:'Te = 20 ms 0,00489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20 ms 0,00489 V'.A2:'Te = 20 ms 0,00489 V'.A200</svg:desc>
                </draw:g>
              </table:table-cell>
              <table:table-cell office:value-type="float" office:value="4.5">
                <text:p>4.5</text:p>
                <draw:g>
                  <svg:desc>'Te = 20 ms 0,00489 V'.B2:'Te = 20 ms 0,00489 V'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92cm" svg:height="14.584cm" xlink:href=".." xlink:type="simple" chart:class="chart:scatter" chart:style-name="ch1">
        <chart:legend chart:legend-position="end" svg:x="23.854cm" svg:y="6.993cm" style:legend-expansion="high" chart:style-name="ch2"/>
        <chart:plot-area chart:style-name="ch3" table:cell-range-address="'Te = 10 ms 0,00489 V'.A2:'Te = 10 ms 0,00489 V'.B201 'Te = 10 ms 0,00489 V'.B1:'Te = 10 ms 0,00489 V'.B1" chart:data-source-has-labels="row" svg:x="1.26cm" svg:y="0.21cm" svg:width="22.815cm" svg:height="13.021cm">
          <chartooo:coordinate-region svg:x="1.696cm" svg:y="0.41cm" svg:width="22.007cm" svg:height="12.174cm"/>
          <chart:axis chart:dimension="x" chart:name="primary-x" chart:style-name="ch4">
            <chart:title svg:x="12.213cm" svg:y="13.522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10 ms 0,00489 V'.B2:'Te = 10 ms 0,00489 V'.B201" chart:label-cell-address="'Te = 10 ms 0,00489 V'.B1:'Te = 10 ms 0,00489 V'.B1" chart:class="chart:scatter">
            <chart:domain table:cell-range-address="'Te = 10 ms 0,00489 V'.A2:'Te = 10 ms 0,00489 V'.A201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10 ms 0,00489 V'.B1:'Te = 10 ms 0,00489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10 ms 0,00489 V'.A2:'Te = 10 ms 0,00489 V'.A201</svg:desc>
                </draw:g>
              </table:table-cell>
              <table:table-cell office:value-type="float" office:value="0.31">
                <text:p>0.31</text:p>
                <draw:g>
                  <svg:desc>'Te = 10 ms 0,00489 V'.B2:'Te = 10 ms 0,00489 V'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4.98">
                <text:p>4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scatter" chart:style-name="ch1">
        <chart:legend chart:legend-position="end" svg:x="23.564cm" svg:y="6.929cm" style:legend-expansion="high" chart:style-name="ch2"/>
        <chart:plot-area chart:style-name="ch3" table:cell-range-address="'Te = 200 ms 0,00489 V'.A2:'Te = 200 ms 0,00489 V'.B200 'Te = 200 ms 0,00489 V'.B1:'Te = 200 ms 0,00489 V'.B1" chart:data-source-has-labels="row" svg:x="0.514cm" svg:y="0.289cm" svg:width="22.536cm" svg:height="12.898cm">
          <chartooo:coordinate-region svg:x="1.241cm" svg:y="0.488cm" svg:width="21.438cm" svg:height="12.052cm"/>
          <chart:axis chart:dimension="x" chart:name="primary-x" chart:style-name="ch4">
            <chart:title svg:x="11.328cm" svg:y="13.476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200 ms 0,00489 V'.B2:'Te = 200 ms 0,00489 V'.B200" chart:label-cell-address="'Te = 200 ms 0,00489 V'.B1:'Te = 200 ms 0,00489 V'.B1" chart:class="chart:scatter">
            <chart:domain table:cell-range-address="'Te = 200 ms 0,00489 V'.A2:'Te = 200 ms 0,00489 V'.A200"/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200 ms 0,00489 V'.B1:'Te = 200 ms 0,00489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200 ms 0,00489 V'.A2:'Te = 200 ms 0,00489 V'.A200</svg:desc>
                </draw:g>
              </table:table-cell>
              <table:table-cell office:value-type="float" office:value="1.86">
                <text:p>1.86</text:p>
                <draw:g>
                  <svg:desc>'Te = 200 ms 0,00489 V'.B2:'Te = 200 ms 0,00489 V'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scatter" chart:style-name="ch1">
        <chart:legend chart:legend-position="end" svg:x="23.564cm" svg:y="6.929cm" style:legend-expansion="high" chart:style-name="ch2"/>
        <chart:plot-area chart:style-name="ch3" table:cell-range-address="'Te = 200 ms 1 V'.A2:'Te = 200 ms 1 V'.B200 'Te = 200 ms 1 V'.B1:'Te = 200 ms 1 V'.B1" chart:data-source-has-labels="row" svg:x="0.514cm" svg:y="0.289cm" svg:width="22.536cm" svg:height="12.898cm">
          <chartooo:coordinate-region svg:x="1.241cm" svg:y="0.489cm" svg:width="21.438cm" svg:height="12.051cm"/>
          <chart:axis chart:dimension="x" chart:name="primary-x" chart:style-name="ch4">
            <chart:title svg:x="11.328cm" svg:y="13.476cm" chart:style-name="ch5">
              <text:p>t (ms)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Te = 200 ms 1 V'.B2:'Te = 200 ms 1 V'.B200" chart:label-cell-address="'Te = 200 ms 1 V'.B1:'Te = 200 ms 1 V'.B1" chart:class="chart:scatter">
            <chart:domain table:cell-range-address="'Te = 200 ms 1 V'.A2:'Te = 200 ms 1 V'.A20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200 ms 1 V'.B1:'Te = 200 ms 1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200 ms 1 V'.A2:'Te = 200 ms 1 V'.A200</svg:desc>
                </draw:g>
              </table:table-cell>
              <table:table-cell office:value-type="float" office:value="2">
                <text:p>2</text:p>
                <draw:g>
                  <svg:desc>'Te = 200 ms 1 V'.B2:'Te = 200 ms 1 V'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44cm" svg:height="14.031cm" xlink:href=".." xlink:type="simple" chart:class="chart:scatter" chart:style-name="ch1">
        <chart:legend chart:legend-position="end" svg:x="22.806cm" svg:y="6.716cm" style:legend-expansion="high" chart:style-name="ch2"/>
        <chart:plot-area chart:style-name="ch3" table:cell-range-address="'Te =50 ms 0,00489 V'.A2:'Te =50 ms 0,00489 V'.B41 'Te =50 ms 0,00489 V'.B1:'Te =50 ms 0,00489 V'.B1" chart:data-source-has-labels="row" svg:x="0.498cm" svg:y="0.28cm" svg:width="21.81cm" svg:height="12.49cm">
          <chartooo:coordinate-region svg:x="1.225cm" svg:y="0.479cm" svg:width="20.711cm" svg:height="11.644cm"/>
          <chart:axis chart:dimension="x" chart:name="primary-x" chart:style-name="ch4">
            <chart:title svg:x="10.949cm" svg:y="13.05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50 ms 0,00489 V'.B2:'Te =50 ms 0,00489 V'.B41" chart:label-cell-address="'Te =50 ms 0,00489 V'.B1:'Te =50 ms 0,00489 V'.B1" chart:class="chart:scatter">
            <chart:domain table:cell-range-address="'Te =50 ms 0,00489 V'.A2:'Te =50 ms 0,00489 V'.A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50 ms 0,00489 V'.B1:'Te =50 ms 0,00489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50 ms 0,00489 V'.A2:'Te =50 ms 0,00489 V'.A41</svg:desc>
                </draw:g>
              </table:table-cell>
              <table:table-cell office:value-type="float" office:value="0.55">
                <text:p>0.55</text:p>
                <draw:g>
                  <svg:desc>'Te =50 ms 0,00489 V'.B2:'Te =50 ms 0,00489 V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2.48">
                <text:p>2.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34cm" svg:height="15.094cm" xlink:href=".." xlink:type="simple" chart:class="chart:scatter" chart:style-name="ch1">
        <chart:legend chart:legend-position="end" svg:x="24.696cm" svg:y="7.248cm" style:legend-expansion="high" chart:style-name="ch2"/>
        <chart:plot-area chart:style-name="ch3" table:cell-range-address="'Te = 50 ms 1 V'.A2:'Te = 50 ms 1 V'.B41 'Te = 50 ms 1 V'.B1:'Te = 50 ms 1 V'.B1" chart:data-source-has-labels="row" svg:x="0.536cm" svg:y="0.301cm" svg:width="23.624cm" svg:height="13.511cm">
          <chartooo:coordinate-region svg:x="1.263cm" svg:y="0.5cm" svg:width="22.525cm" svg:height="12.665cm"/>
          <chart:axis chart:dimension="x" chart:name="primary-x" chart:style-name="ch4">
            <chart:title svg:x="11.894cm" svg:y="14.113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50 ms 1 V'.B2:'Te = 50 ms 1 V'.B41" chart:label-cell-address="'Te = 50 ms 1 V'.B1:'Te = 50 ms 1 V'.B1" chart:class="chart:scatter">
            <chart:domain table:cell-range-address="'Te = 50 ms 1 V'.A2:'Te = 50 ms 1 V'.A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50 ms 1 V'.B1:'Te = 50 ms 1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50 ms 1 V'.A2:'Te = 50 ms 1 V'.A41</svg:desc>
                </draw:g>
              </table:table-cell>
              <table:table-cell office:value-type="float" office:value="0">
                <text:p>0</text:p>
                <draw:g>
                  <svg:desc>'Te = 50 ms 1 V'.B2:'Te = 50 ms 1 V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61cm" svg:height="15.062cm" xlink:href=".." xlink:type="simple" chart:class="chart:scatter" chart:style-name="ch1">
        <chart:legend chart:legend-position="end" svg:x="22.423cm" svg:y="7.232cm" style:legend-expansion="high" chart:style-name="ch2"/>
        <chart:plot-area chart:style-name="ch3" table:cell-range-address="'Te = 20 ms 1 V'.A2:'Te = 20 ms 1 V'.B101 'Te = 20 ms 1 V'.B1:'Te = 20 ms 1 V'.B1" chart:data-source-has-labels="row" svg:x="0.491cm" svg:y="0.301cm" svg:width="21.441cm" svg:height="13.479cm">
          <chartooo:coordinate-region svg:x="0.927cm" svg:y="0.5cm" svg:width="20.634cm" svg:height="12.633cm"/>
          <chart:axis chart:dimension="x" chart:name="primary-x" chart:style-name="ch4">
            <chart:title svg:x="10.757cm" svg:y="14.081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20 ms 1 V'.B2:'Te = 20 ms 1 V'.B101" chart:label-cell-address="'Te = 20 ms 1 V'.B1:'Te = 20 ms 1 V'.B1" chart:class="chart:scatter">
            <chart:domain table:cell-range-address="'Te = 20 ms 1 V'.A2:'Te = 20 ms 1 V'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20 ms 1 V'.B1:'Te = 20 ms 1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20 ms 1 V'.A2:'Te = 20 ms 1 V'.A101</svg:desc>
                </draw:g>
              </table:table-cell>
              <table:table-cell office:value-type="float" office:value="3">
                <text:p>3</text:p>
                <draw:g>
                  <svg:desc>'Te = 20 ms 1 V'.B2:'Te = 20 ms 1 V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61cm" svg:height="15.062cm" xlink:href=".." xlink:type="simple" chart:class="chart:scatter" chart:style-name="ch1">
        <chart:legend chart:legend-position="end" svg:x="22.423cm" svg:y="7.232cm" style:legend-expansion="high" chart:style-name="ch2"/>
        <chart:plot-area chart:style-name="ch3" table:cell-range-address="'Te = 500 ms 0,0049 V '.A2:'Te = 500 ms 0,0049 V '.B101 'Te = 500 ms 0,0049 V '.B1:'Te = 500 ms 0,0049 V '.B1" chart:data-source-has-labels="row" svg:x="0.491cm" svg:y="0.301cm" svg:width="21.441cm" svg:height="13.479cm">
          <chartooo:coordinate-region svg:x="1.218cm" svg:y="0.5cm" svg:width="20.342cm" svg:height="12.633cm"/>
          <chart:axis chart:dimension="x" chart:name="primary-x" chart:style-name="ch4">
            <chart:title svg:x="10.757cm" svg:y="14.081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500 ms 0,0049 V '.B2:'Te = 500 ms 0,0049 V '.B101" chart:label-cell-address="'Te = 500 ms 0,0049 V '.B1:'Te = 500 ms 0,0049 V '.B1" chart:class="chart:scatter">
            <chart:domain table:cell-range-address="'Te = 500 ms 0,0049 V '.A2:'Te = 500 ms 0,0049 V '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500 ms 0,0049 V '.B1:'Te = 500 ms 0,0049 V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500 ms 0,0049 V '.A2:'Te = 500 ms 0,0049 V '.A101</svg:desc>
                </draw:g>
              </table:table-cell>
              <table:table-cell office:value-type="float" office:value="2.52">
                <text:p>2.52</text:p>
                <draw:g>
                  <svg:desc>'Te = 500 ms 0,0049 V '.B2:'Te = 500 ms 0,0049 V 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